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202d" officeooo:paragraph-rsid="001c202d" style:font-size-asian="20pt" style:font-size-complex="20pt"/>
    </style:style>
    <style:style style:name="P2" style:family="paragraph" style:parent-style-name="Standard">
      <style:paragraph-properties fo:text-align="start" style:justify-single-word="false"/>
      <style:text-properties fo:font-size="20pt" officeooo:rsid="001c202d" officeooo:paragraph-rsid="001e12f5" style:font-size-asian="20pt" style:font-size-complex="20pt"/>
    </style:style>
    <style:style style:name="T1" style:family="text">
      <style:text-properties fo:font-size="12pt" style:font-size-asian="10.5pt" style:font-size-complex="12pt"/>
    </style:style>
    <style:style style:name="T2" style:family="text">
      <style:text-properties fo:font-size="12pt" officeooo:rsid="001d6ae5" style:font-size-asian="10.5pt" style:font-size-complex="12pt"/>
    </style:style>
    <style:style style:name="T3" style:family="text">
      <style:text-properties fo:font-size="12pt" officeooo:rsid="001e12f5" style:font-size-asian="10.5pt" style:font-size-complex="12pt"/>
    </style:style>
    <style:style style:name="T4" style:family="text">
      <style:text-properties fo:font-size="12pt" officeooo:rsid="001f22f2"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ctions</text:p>
      <text:p text:style-name="P2"><text:span text:style-name="T1"><text:tab/></text:span><text:span text:style-name="T3">Throughout the semester, there was a lot of problems that arose. Being inexperienced with Android development, I knew that there was a lot of work to be done before I could even start on coding a prototype. The program Android Studio made it easier to make the app, but it didn't help me understand why errors occurred when they did or what is happening when it is running. </text:span></text:p>
      <text:p text:style-name="P2"><text:span text:style-name="T3"/></text:p>
      <text:p text:style-name="P2"><text:span text:style-name="T2"><text:tab/>One of the success from my work is being able to making a working prototype of the final design. </text:span><text:span text:style-name="T3">I struggled with Android development throughout the entirety of the semester, stuck in the endless loop of searching for answers and then searching for why the answers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ai</meta:initial-creator>
    <meta:creation-date>2016-12-02T11:46:48.089908304</meta:creation-date>
    <dc:date>2016-12-02T12:41:31.864166410</dc:date>
    <dc:creator>Eric Cai</dc:creator>
    <meta:editing-duration>PT8M32S</meta:editing-duration>
    <meta:editing-cycles>1</meta:editing-cycles>
    <meta:document-statistic meta:table-count="0" meta:image-count="0" meta:object-count="0" meta:page-count="1" meta:paragraph-count="3" meta:word-count="116" meta:character-count="657" meta:non-whitespace-character-count="541"/>
    <meta:generator>LibreOffice/4.3.7.2$Linux_X86_64 LibreOffice_project/430$Build-2</meta:generator>
  </office:meta>
</office:document-meta>
</file>